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59.09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23.95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19.88mm"/>
    </style:style>
    <style:style style:name="co9" style:family="table-column">
      <style:table-column-properties fo:break-before="auto" style:column-width="144.3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5.04mm" fo:break-before="auto" style:use-optimal-row-height="true"/>
    </style:style>
    <style:style style:name="ro3" style:family="table-row">
      <style:table-row-properties style:row-height="95.29mm" fo:break-before="auto" style:use-optimal-row-height="true"/>
    </style:style>
    <style:style style:name="ro4" style:family="table-row">
      <style:table-row-properties style:row-height="75.55mm" fo:break-before="auto" style:use-optimal-row-height="true"/>
    </style:style>
    <style:style style:name="ro5" style:family="table-row">
      <style:table-row-properties style:row-height="83.45mm" fo:break-before="auto" style:use-optimal-row-height="true"/>
    </style:style>
    <style:style style:name="ro6" style:family="table-row">
      <style:table-row-properties style:row-height="150.58mm" fo:break-before="auto" style:use-optimal-row-height="true"/>
    </style:style>
    <style:style style:name="ro7" style:family="table-row">
      <style:table-row-properties style:row-height="151.34mm" fo:break-before="auto" style:use-optimal-row-height="true"/>
    </style:style>
    <style:style style:name="ro8" style:family="table-row">
      <style:table-row-properties style:row-height="143.4mm" fo:break-before="auto" style:use-optimal-row-height="true"/>
    </style:style>
    <style:style style:name="ro9" style:family="table-row">
      <style:table-row-properties style:row-height="118.99mm" fo:break-before="auto" style:use-optimal-row-height="true"/>
    </style:style>
    <style:style style:name="ro10" style:family="table-row">
      <style:table-row-properties style:row-height="99.24mm" fo:break-before="auto" style:use-optimal-row-height="true"/>
    </style:style>
    <style:style style:name="ro11" style:family="table-row">
      <style:table-row-properties style:row-height="111.65mm" fo:break-before="auto" style:use-optimal-row-height="true"/>
    </style:style>
    <style:style style:name="ta1" style:family="table" style:master-page-name="PageStyle_5f_issues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 style:data-style-name="N112">
      <style:table-cell-properties style:rotation-align="none" style:vertical-align="top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ssu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4"/>
        <table:table-column table:style-name="co1" table:default-cell-style-name="ce2"/>
        <table:table-column table:style-name="co9" table:default-cell-style-name="ce1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Issue Id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Reporter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Assignee</text:p>
          </table:table-cell>
          <table:table-cell office:value-type="string" calcext:value-type="string">
            <text:p>Sprints</text:p>
          </table:table-cell>
          <table:table-cell office:value-type="string" calcext:value-type="string">
            <text:p>Story points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10-552</text:p>
          </table:table-cell>
          <table:table-cell office:value-type="string" calcext:value-type="string">
            <text:p>Group 10</text:p>
          </table:table-cell>
          <table:table-cell office:value-type="string" calcext:value-type="string">
            <text:p>Оплата: ошибка в расчёте суммы заказа с учётом платной доставки</text:p>
          </table:table-cell>
          <table:table-cell office:value-type="string" calcext:value-type="string">
            <text:p>root</text:p>
          </table:table-cell>
          <table:table-cell table:style-name="ce3" office:value-type="date" office:date-value="2025-05-19T11:29:11.9" calcext:value-type="date">
            <text:p>19 май 2025</text:p>
          </table:table-cell>
          <table:table-cell table:style-name="ce3" office:value-type="date" office:date-value="2025-05-20T12:08:42.15" calcext:value-type="date">
            <text:p>20 май 2025</text:p>
          </table:table-cell>
          <table:table-cell table:style-name="ce3"/>
          <table:table-cell office:value-type="string" calcext:value-type="string">
            <text:p>High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Unschedul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**ENV** Windows 10, version 22H2, Chrome 135.0.7049.115</text:p>
            <text:p/>
            <text:p>### Preconditions</text:p>
            <text:p/>
            <text:p>Пользователь авторизован в системе</text:p>
            <text:p/>
            <text:p>### Steps to reproduce</text:p>
            <text:p/>
            <text:p>* *Step 1*</text:p>
            <text:p>  Action: Открыть &lt;https://qa.demoshopping.ru/&gt;</text:p>
            <text:p>* *Step 2*</text:p>
            <text:p>  Action: Выбрать товар с платной доставкой для добавления, выбрать количество 1</text:p>
            <text:p>* *Step 3*</text:p>
            <text:p>  Action: Нажать кнопку "Добавить в корзину"</text:p>
            <text:p>* *Step 4*</text:p>
            <text:p>  Action: Нажать на кнопку "Корзина"</text:p>
            <text:p>* *Step 5*</text:p>
            <text:p>  Action: Нажать на кнопку "Оформить заказ"</text:p>
            <text:p>* *Step 6*</text:p>
            <text:p>  Action: Наличие на странице общей суммы заказа с учётом доставки в USD</text:p>
            <text:p>  Expected Result: Сумма заказа USD = Сумма товара USD + 5 USD</text:p>
            <text:p/>
            <text:p>### Actual result</text:p>
            <text:p/>
            <text:p>Сумма заказа USD = Сумма товара USD + 6 USD</text:p>
            <text:p/>
            <text:p>Qase.io defect: [Оплата: ошибка в отображении суммы заказа с учётом платной доставки](https://app.qase.io/defect/G10/view/376)</text:p>
            <text:p>Found in test run: [Test run 2025/05/18](<text:a xlink:href="https://app.qase.io/run/G10/dashboard/70" xlink:type="simple">https://app.qase.io/run/G10/dashboard/70</text:a>)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10-606</text:p>
          </table:table-cell>
          <table:table-cell office:value-type="string" calcext:value-type="string">
            <text:p>Group 10</text:p>
          </table:table-cell>
          <table:table-cell office:value-type="string" calcext:value-type="string">
            <text:p>Оплата: после удаления товара, он попадает на страницу "Корзина"</text:p>
          </table:table-cell>
          <table:table-cell office:value-type="string" calcext:value-type="string">
            <text:p>petrova1783</text:p>
          </table:table-cell>
          <table:table-cell table:style-name="ce3" office:value-type="date" office:date-value="2025-05-20T11:59:56.96" calcext:value-type="date">
            <text:p>20 май 2025</text:p>
          </table:table-cell>
          <table:table-cell table:style-name="ce3" office:value-type="date" office:date-value="2025-05-20T12:07:10.53" calcext:value-type="date">
            <text:p>20 май 2025</text:p>
          </table:table-cell>
          <table:table-cell table:style-name="ce3"/>
          <table:table-cell office:value-type="string" calcext:value-type="string">
            <text:p>High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Unschedul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**ENV** Windows 10, version 22H2, Chrome 135.0.7049.115</text:p>
            <text:p/>
            <text:p>### Preconditions</text:p>
            <text:p/>
            <text:p>Пользователь авторизован в системе</text:p>
            <text:p/>
            <text:p>1 товар добавлен в корзину</text:p>
            <text:p/>
            <text:p>### Steps to reproduce</text:p>
            <text:p/>
            <text:p>* *Step 1*</text:p>
            <text:p>  Action: Открыть &lt;https://qa.demoshopping.ru/cart&gt;</text:p>
            <text:p>* *Step 2*</text:p>
            <text:p>  Action: Нажать на кнопку "Корзина"</text:p>
            <text:p>* *Step 3*</text:p>
            <text:p>  Action: Нажать на кнопку "Оформить заказ"</text:p>
            <text:p>* *Step 6*</text:p>
            <text:p/>
            <text:p>  Action: Нажать на кнопку "Удалить" напротив названия товара</text:p>
            <text:p>  Expected Result: Товар удалён</text:p>
            <text:p/>
            <text:p>### Actual result</text:p>
            <text:p/>
            <text:p>Товар удалён со страницы оплаты, но попадает в корзину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G10-598</text:p>
          </table:table-cell>
          <table:table-cell office:value-type="string" calcext:value-type="string">
            <text:p>Group 10</text:p>
          </table:table-cell>
          <table:table-cell office:value-type="string" calcext:value-type="string">
            <text:p>Корзина: Стоимость товара указана в рублях вместо USD</text:p>
          </table:table-cell>
          <table:table-cell office:value-type="string" calcext:value-type="string">
            <text:p>petrova1783</text:p>
          </table:table-cell>
          <table:table-cell table:style-name="ce3" office:value-type="date" office:date-value="2025-05-20T07:44:22.66" calcext:value-type="date">
            <text:p>20 май 2025</text:p>
          </table:table-cell>
          <table:table-cell table:style-name="ce3" office:value-type="date" office:date-value="2025-05-20T07:55:06.1" calcext:value-type="date">
            <text:p>20 май 2025</text:p>
          </table:table-cell>
          <table:table-cell table:style-name="ce3"/>
          <table:table-cell office:value-type="string" calcext:value-type="string">
            <text:p>Medium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Unschedul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**ENV** Windows 10, version 22H2, Chrome 135.0.7049.115</text:p>
            <text:p/>
            <text:p>### Preconditions</text:p>
            <text:p/>
            <text:p>Пользователь авторизован в системе</text:p>
            <text:p/>
            <text:p>2 товара добавлено в корзину</text:p>
            <text:p/>
            <text:p>### Steps to reproduce</text:p>
            <text:p/>
            <text:p>* *Step 1*</text:p>
            <text:p>  Action: Открыть &lt;https://qa.demoshopping.ru/cart&gt;</text:p>
            <text:p>* *Step 2*</text:p>
            <text:p>  Action: Наличие цены за шт. и общей суммы заказа в USD</text:p>
            <text:p>  Expected Result: Отображение цены за шт. и общей суммы заказа в USD</text:p>
            <text:p/>
            <text:p>### Actual result</text:p>
            <text:p/>
            <text:p>* Отображение цены за шт. и общей суммы заказа в руб.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G10-597</text:p>
          </table:table-cell>
          <table:table-cell office:value-type="string" calcext:value-type="string">
            <text:p>Group 10</text:p>
          </table:table-cell>
          <table:table-cell office:value-type="string" calcext:value-type="string">
            <text:p>Оплата: Название кнопки для удаления товара из корзины "Delete" вместо "Удалить"</text:p>
          </table:table-cell>
          <table:table-cell office:value-type="string" calcext:value-type="string">
            <text:p>petrova1783</text:p>
          </table:table-cell>
          <table:table-cell table:style-name="ce3" office:value-type="date" office:date-value="2025-05-20T07:31:43.31" calcext:value-type="date">
            <text:p>20 май 2025</text:p>
          </table:table-cell>
          <table:table-cell table:style-name="ce3" office:value-type="date" office:date-value="2025-05-20T07:54:50.82" calcext:value-type="date">
            <text:p>20 май 2025</text:p>
          </table:table-cell>
          <table:table-cell table:style-name="ce3"/>
          <table:table-cell office:value-type="string" calcext:value-type="string">
            <text:p>Medium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Unschedul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**ENV** Windows 10, version 22H2, Chrome 135.0.7049.115</text:p>
            <text:p/>
            <text:p>### Preconditions</text:p>
            <text:p/>
            <text:p>Пользователь авторизован в системе</text:p>
            <text:p/>
            <text:p>Добавлено 2 товара в корзину</text:p>
            <text:p/>
            <text:p>### Steps to reproduce</text:p>
            <text:p/>
            <text:p>* *Step 1*</text:p>
            <text:p>  Action: Открыть &lt;https://qa.demoshopping.ru/cart&gt;</text:p>
            <text:p>* *Step 2*</text:p>
            <text:p>  Action: Нажать на кнопку "Оформить заказ"</text:p>
            <text:p>* *Step 3*</text:p>
            <text:p>  Action: Наличие кнопки "Удалить" для удаления товара</text:p>
            <text:p>  Expected Result: Наличие кнопки "Удалить" для удаления товара</text:p>
            <text:p/>
            <text:p>### Actual result</text:p>
            <text:p/>
            <text:p>* Наличие кнопки "Delete" для удаления товара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G10-559</text:p>
          </table:table-cell>
          <table:table-cell office:value-type="string" calcext:value-type="string">
            <text:p>Group 10</text:p>
          </table:table-cell>
          <table:table-cell office:value-type="string" calcext:value-type="string">
            <text:p><text:s/>Несоответствующий требованию текст в сообщении при оплате заблокированной картой Visa</text:p>
          </table:table-cell>
          <table:table-cell office:value-type="string" calcext:value-type="string">
            <text:p>root</text:p>
          </table:table-cell>
          <table:table-cell table:style-name="ce3" office:value-type="date" office:date-value="2025-05-19T13:07:03.6" calcext:value-type="date">
            <text:p>19 май 2025</text:p>
          </table:table-cell>
          <table:table-cell table:style-name="ce3" office:value-type="date" office:date-value="2025-05-20T06:57:24.05" calcext:value-type="date">
            <text:p>20 май 2025</text:p>
          </table:table-cell>
          <table:table-cell table:style-name="ce3"/>
          <table:table-cell office:value-type="string" calcext:value-type="string">
            <text:p>Low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Unschedul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**ENV** Windows 10, version 22H2, Chrome 135.0.7049.115</text:p>
            <text:p/>
            <text:p>### Preconditions</text:p>
            <text:p/>
            <text:p>Пользователь авторизован в системе</text:p>
            <text:p/>
            <text:p>### Steps to reproduce</text:p>
            <text:p/>
            <text:p>* *Step 1*</text:p>
            <text:p>  Action: Открыть &lt;https://qa.demoshopping.ru/&gt;</text:p>
            <text:p>* *Step 2*</text:p>
            <text:p>  Action: Выбрать товар для добавления, выбрать количество</text:p>
            <text:p>* *Step 3*</text:p>
            <text:p>  Action: Нажать кнопку "Добавить в корзину"</text:p>
            <text:p>* *Step 4*</text:p>
            <text:p>  Action: Нажать на кнопку "Корзина"</text:p>
            <text:p>* *Step 5*</text:p>
            <text:p>  Action: Нажать на кнопку "Оформить заказ"</text:p>
            <text:p>* *Step 6*</text:p>
            <text:p>  Action: Выбрать способ оплаты Visa с помощью радиокнопки</text:p>
            <text:p>* *Step 7*</text:p>
            <text:p>  Action: Ввести валидные срок действия, CVV, имя и фамилию держателя</text:p>
            <text:p>* *Step 8*</text:p>
            <text:p>  Action: Ввести валидный номер карты</text:p>
            <text:p>* *Step 9*</text:p>
            <text:p>  Action: Нажать на кнопку "Оформить заказ"</text:p>
            <text:p>  Expected Result: Отображение сообщения: "Ошибка оплаты. Попробуйте другой способ или попробуйте позже".</text:p>
            <text:p/>
            <text:p>### Actual result</text:p>
            <text:p/>
            <text:p>Отображение сообщения: "Данные карты неверны".</text:p>
            <text:p/>
            <text:p/>
            <text:p/>
            <text:p>Qase.io defect: [Ошибка в тексте сообщения при оплате заблокированной картой Visa](https://app.qase.io/defect/G10/view/378)</text:p>
            <text:p>Found in test run: [Test run 2025/05/18](https://app.qase.io/run/G10/dashboard/70)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G10-555</text:p>
          </table:table-cell>
          <table:table-cell office:value-type="string" calcext:value-type="string">
            <text:p>Group 10</text:p>
          </table:table-cell>
          <table:table-cell office:value-type="string" calcext:value-type="string">
            <text:p>История заказов: перепутаны названия столбцов "Примерная дата доставки" и "Дата заказа"</text:p>
          </table:table-cell>
          <table:table-cell office:value-type="string" calcext:value-type="string">
            <text:p>petrova1783</text:p>
          </table:table-cell>
          <table:table-cell table:style-name="ce3" office:value-type="date" office:date-value="2025-05-19T12:02:52.5" calcext:value-type="date">
            <text:p>19 май 2025</text:p>
          </table:table-cell>
          <table:table-cell table:style-name="ce3" office:value-type="date" office:date-value="2025-05-19T12:15:50.64" calcext:value-type="date">
            <text:p>19 май 2025</text:p>
          </table:table-cell>
          <table:table-cell table:style-name="ce3"/>
          <table:table-cell office:value-type="string" calcext:value-type="string">
            <text:p>Low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Unschedul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**ENV** Windows 10, version 22H2, Chrome 135.0.7049.115</text:p>
            <text:p/>
            <text:p>### Preconditions</text:p>
            <text:p/>
            <text:p>Пользователь авторизован в системе</text:p>
            <text:p/>
            <text:p>### Steps to reproduce</text:p>
            <text:p/>
            <text:p>* *Step 1*</text:p>
            <text:p>  Action: Открыть &lt;https://qa.demoshopping.ru/&gt;</text:p>
            <text:p>* *Step 2*</text:p>
            <text:p>  Action: Выбрать товар для добавления, выбрать количество</text:p>
            <text:p>* *Step 3*</text:p>
            <text:p>  Action: Нажать кнопку "Добавить в корзину"</text:p>
            <text:p>* *Step 4*</text:p>
            <text:p>  Action: Нажать на кнопку "Корзина"</text:p>
            <text:p>* *Step 5*</text:p>
            <text:p>  Action: Нажать на кнопку "Оформить заказ"</text:p>
            <text:p>* *Step 6*</text:p>
            <text:p>  Action: Выбрать способ оплаты PayPal с помощью радиокнопки</text:p>
            <text:p>* *Step 7*</text:p>
            <text:p>  Action: Ввести валидный email аккаунт PayPal</text:p>
            <text:p>* *Step 8*</text:p>
            <text:p>  Action: Нажать на кнопку "Оформить заказ"</text:p>
            <text:p>* *Step 9*</text:p>
            <text:p>  Action: Нажать на кнопку "История заказов"</text:p>
            <text:p>  Expected Result: Товары отображаются в истории заказов, наличие в каждом заказе в истории его номера, списка товаров, общей стоимости, даты заказа и даты доставки</text:p>
            <text:p/>
            <text:p>### Actual result</text:p>
            <text:p/>
            <text:p>В Истории заказов должен идти сначала столбец "Дата заказа", потом "Примерная дата доставки"</text:p>
            <text:p/>
            <text:p>Qase.io defect: [Ошибка GUI в Истории заказов после успешной оплаты](https://app.qase.io/defect/G10/view/374)</text:p>
            <text:p>Found in test run: [Test run 2025/05/18](https://app.qase.io/run/G10/dashboard/70)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G10-549</text:p>
          </table:table-cell>
          <table:table-cell office:value-type="string" calcext:value-type="string">
            <text:p>Group 10</text:p>
          </table:table-cell>
          <table:table-cell office:value-type="string" calcext:value-type="string">
            <text:p>Орфографическая ошибка в Истории заказов после успешной оплаты</text:p>
          </table:table-cell>
          <table:table-cell office:value-type="string" calcext:value-type="string">
            <text:p>root</text:p>
          </table:table-cell>
          <table:table-cell table:style-name="ce3" office:value-type="date" office:date-value="2025-05-19T09:35:21.74" calcext:value-type="date">
            <text:p>19 май 2025</text:p>
          </table:table-cell>
          <table:table-cell table:style-name="ce3" office:value-type="date" office:date-value="2025-05-19T11:45:13.35" calcext:value-type="date">
            <text:p>19 май 2025</text:p>
          </table:table-cell>
          <table:table-cell table:style-name="ce3"/>
          <table:table-cell office:value-type="string" calcext:value-type="string">
            <text:p>Low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Unschedul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**ENV** Windows 10, version 22H2, Chrome 135.0.7049.115</text:p>
            <text:p/>
            <text:p>### Preconditions</text:p>
            <text:p/>
            <text:p>Пользователь авторизован в системе</text:p>
            <text:p/>
            <text:p>### Steps to reproduce</text:p>
            <text:p/>
            <text:p>* *Step 1*</text:p>
            <text:p>  Action: Открыть &lt;https://qa.demoshopping.ru/&gt;</text:p>
            <text:p>* *Step 2*</text:p>
            <text:p>  Action: Выбрать товар для добавления, выбрать количество</text:p>
            <text:p>* *Step 3*</text:p>
            <text:p>  Action: Нажать кнопку "Добавить в корзину"</text:p>
            <text:p>* *Step 4*</text:p>
            <text:p>  Action: Нажать на кнопку "Корзина"</text:p>
            <text:p>* *Step 5*</text:p>
            <text:p>  Action: Нажать на кнопку "Оформить заказ"</text:p>
            <text:p>* *Step 6*</text:p>
            <text:p>  Action: Выбрать способ оплаты PayPal с помощью радиокнопки</text:p>
            <text:p>* *Step 7*</text:p>
            <text:p>  Action: Ввести валидный email аккаунт PayPal</text:p>
            <text:p>* *Step 8*</text:p>
            <text:p>  Action: Нажать на кнопку "Оформить заказ"</text:p>
            <text:p>* *Step 9*</text:p>
            <text:p>  Action: Нажать на кнопку "История заказов"</text:p>
            <text:p>  Expected Result: Товары отображаются в истории заказов</text:p>
            <text:p/>
            <text:p>### Actual result</text:p>
            <text:p/>
            <text:p>Орфографическая ошибка в названии Истории заказов после успешной оплаты: "Исторя заказов"</text:p>
            <text:p/>
            <text:p>Qase.io defect: [Орфографическая ошибка в Истории заказов после успешной оплаты](https://app.qase.io/defect/G10/view/374)</text:p>
            <text:p>Found in test run: [Test run 2025/05/18](https://app.qase.io/run/G10/dashboard/70)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G10-532</text:p>
          </table:table-cell>
          <table:table-cell office:value-type="string" calcext:value-type="string">
            <text:p>Group 10</text:p>
          </table:table-cell>
          <table:table-cell office:value-type="string" calcext:value-type="string">
            <text:p>Количество товара в корзине равно -2, отсутствует сообщение об ошибке</text:p>
          </table:table-cell>
          <table:table-cell office:value-type="string" calcext:value-type="string">
            <text:p>root</text:p>
          </table:table-cell>
          <table:table-cell table:style-name="ce3" office:value-type="date" office:date-value="2025-05-18T11:01:24.48" calcext:value-type="date">
            <text:p>18 май 2025</text:p>
          </table:table-cell>
          <table:table-cell table:style-name="ce3" office:value-type="date" office:date-value="2025-05-19T09:09:26.92" calcext:value-type="date">
            <text:p>19 май 2025</text:p>
          </table:table-cell>
          <table:table-cell table:style-name="ce3"/>
          <table:table-cell office:value-type="string" calcext:value-type="string">
            <text:p>Medium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Unschedul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**ENV** Windows 10, version 22H2, Chrome 135.0.7049.115</text:p>
            <text:p/>
            <text:p>### Preconditions</text:p>
            <text:p/>
            <text:p>Пользователь авторизован в системе</text:p>
            <text:p/>
            <text:p>### Steps to reproduce</text:p>
            <text:p/>
            <text:p>* *Step 1*</text:p>
            <text:p>  Action: Открыть &lt;https://qa.demoshopping.ru/&gt;</text:p>
            <text:p>* *Step 2*</text:p>
            <text:p>  Action: Выбрать товар для добавления, поставить 1 в поле количество</text:p>
            <text:p>* *Step 3*</text:p>
            <text:p>  Action: Нажать кнопку "Добавить в корзину"</text:p>
            <text:p>* *Step 4*</text:p>
            <text:p>  Action: Нажать на кнопку "Корзина"</text:p>
            <text:p>* *Step 5*</text:p>
            <text:p>  Action: Поставить -2 в поле для ввода количества товара</text:p>
            <text:p>  Expected Result: Отображение сообщения: "Количество товара не может быть меньше 1."</text:p>
            <text:p/>
            <text:p>### Actual result</text:p>
            <text:p/>
            <text:p>Количество товара в корзине равно -2, отсутствует сообщение об ошибке</text:p>
            <text:p/>
            <text:p/>
            <text:p/>
            <text:p>Qase.io defect: [Количество товара в корзине равно -2, отсутствует сообщение об ошибке](https://app.qase.io/defect/G10/view/359)</text:p>
            <text:p>Found in test run: [Test run 2025/05/18](https://app.qase.io/run/G10/dashboard/70)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G10-548</text:p>
          </table:table-cell>
          <table:table-cell office:value-type="string" calcext:value-type="string">
            <text:p>Group 10</text:p>
          </table:table-cell>
          <table:table-cell office:value-type="string" calcext:value-type="string">
            <text:p>Несоответствующий требованию текст в сообщении при оформлении заказа с количеством товара 0</text:p>
          </table:table-cell>
          <table:table-cell office:value-type="string" calcext:value-type="string">
            <text:p>root</text:p>
          </table:table-cell>
          <table:table-cell table:style-name="ce3" office:value-type="date" office:date-value="2025-05-19T09:07:10.95" calcext:value-type="date">
            <text:p>19 май 2025</text:p>
          </table:table-cell>
          <table:table-cell table:style-name="ce3" office:value-type="date" office:date-value="2025-05-19T09:09:01.39" calcext:value-type="date">
            <text:p>19 май 2025</text:p>
          </table:table-cell>
          <table:table-cell table:style-name="ce3"/>
          <table:table-cell office:value-type="string" calcext:value-type="string">
            <text:p>Low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Unschedul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**ENV** Windows 10, version 22H2, Chrome 135.0.7049.115</text:p>
            <text:p/>
            <text:p>### Preconditions</text:p>
            <text:p/>
            <text:p>Пользователь авторизован в системе</text:p>
            <text:p/>
            <text:p>### Steps to reproduce</text:p>
            <text:p/>
            <text:p>* *Step 1*</text:p>
            <text:p>  Action: Открыть &lt;https://qa.demoshopping.ru/&gt;</text:p>
            <text:p>* *Step 2*</text:p>
            <text:p>  Action: Нажать на кнопку "Корзина"</text:p>
            <text:p>* *Step 3*</text:p>
            <text:p>  Action: Нажать на кнопку "Оформить заказ"</text:p>
            <text:p>  Expected Result: Отображение сообщения: "Ваша корзина пуста. Добавьте товары перед оформлением заказа."</text:p>
            <text:p/>
            <text:p>### Actual result</text:p>
            <text:p/>
            <text:p>Отображение сообщения: "Ошибка при оформлении заказа. Пожалуйста попробуйте ещё раз"</text:p>
            <text:p/>
            <text:p>Qase.io defect: [Несоответствующий требованию текст в сообщении при оформлении заказа с количеством товара 0](https://app.qase.io/defect/G10/view/373)</text:p>
            <text:p>Found in test run: [Test run 2025/05/18](https://app.qase.io/run/G10/dashboard/70)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G10-530</text:p>
          </table:table-cell>
          <table:table-cell office:value-type="string" calcext:value-type="string">
            <text:p>Group 10</text:p>
          </table:table-cell>
          <table:table-cell office:value-type="string" calcext:value-type="string">
            <text:p>Количество товара в корзине равно 0, отсутствует сообщение об ошибке</text:p>
          </table:table-cell>
          <table:table-cell office:value-type="string" calcext:value-type="string">
            <text:p>root</text:p>
          </table:table-cell>
          <table:table-cell table:style-name="ce3" office:value-type="date" office:date-value="2025-05-18T10:44:59.29" calcext:value-type="date">
            <text:p>18 май 2025</text:p>
          </table:table-cell>
          <table:table-cell table:style-name="ce3" office:value-type="date" office:date-value="2025-05-18T10:49:04.23" calcext:value-type="date">
            <text:p>18 май 2025</text:p>
          </table:table-cell>
          <table:table-cell table:style-name="ce3"/>
          <table:table-cell office:value-type="string" calcext:value-type="string">
            <text:p>Medium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Unschedul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**ENV** Windows 10, version 22H2, Chrome 135.0.7049.115</text:p>
            <text:p/>
            <text:p>### Preconditions</text:p>
            <text:p/>
            <text:p>Пользователь авторизован в системе</text:p>
            <text:p/>
            <text:p>### Steps to reproduce</text:p>
            <text:p/>
            <text:p>* *Step 1*</text:p>
            <text:p>  Action: Открыть &lt;https://qa.demoshopping.ru/&gt;</text:p>
            <text:p>* *Step 2*</text:p>
            <text:p>  Action: Выбрать товар для добавления, поставить 1 в поле количество</text:p>
            <text:p>* *Step 3*</text:p>
            <text:p>  Action: Нажать кнопку "Добавить в корзину"</text:p>
            <text:p>* *Step 4*</text:p>
            <text:p>  Action: Нажать на кнопку "Корзина"</text:p>
            <text:p>* *Step 5*</text:p>
            <text:p>  Action: Поставить 0 в поле для ввода количества товара</text:p>
            <text:p>  Expected Result: Отображение сообщения: "Количество товара не может быть меньше 1."</text:p>
            <text:p/>
            <text:p>### Actual result</text:p>
            <text:p/>
            <text:p>Отсутствует сообщение об ошибке при изменении количества товара в корзине на 0</text:p>
            <text:p/>
            <text:p>Qase.io defect: [Количество товара в корзине равно 0, отсутствует сообщение об ошибке](https://app.qase.io/defect/G10/view/356)</text:p>
            <text:p>Found in test run: [Test run 2025/05/18](https://app.qase.io/run/G10/dashboard/70)</text:p>
          </table:table-cell>
          <table:table-cell table:number-columns-repeated="1006"/>
        </table:table-row>
        <table:table-row table:style-name="ro1" table:number-rows-repeated="104856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0" number:min-integer-digits="0" number:decimal-replacement=""/>
    </number:number-style>
    <number:date-style style:name="N112">
      <number:day/>
      <number:text> </number:text>
      <number:month number:textual="true"/>
      <number:text> </number:text>
      <number:year number:style="long"/>
    </number:date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.00.0000</text:date>, <text:time style:data-style-name="N2" text:time-value="14:28:50.9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ssues" style:display-name="PageStyle_issu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20T12:21:38</meta:creation-date>
    <meta:initial-creator>Apache POI</meta:initial-creator>
    <meta:generator>Neat_Office/6.2.8.2$Windows_x86 LibreOffice_project/</meta:generator>
    <dc:date>2025-05-20T14:30:29.759000000</dc:date>
    <meta:editing-duration>PT7M19S</meta:editing-duration>
    <meta:editing-cycles>2</meta:editing-cycles>
    <meta:document-statistic meta:table-count="1" meta:cell-count="166" meta:object-count="0"/>
  </office:meta>
</office:document-meta>
</file>